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3.95pt"/>
    </style:style>
    <style:style style:name="co2" style:family="table-column">
      <style:table-column-properties fo:break-before="auto" style:column-width="216.71pt"/>
    </style:style>
    <style:style style:name="co3" style:family="table-column">
      <style:table-column-properties fo:break-before="auto" style:column-width="88.16pt"/>
    </style:style>
    <style:style style:name="co4" style:family="table-column">
      <style:table-column-properties fo:break-before="auto" style:column-width="229.41pt"/>
    </style:style>
    <style:style style:name="co5" style:family="table-column">
      <style:table-column-properties fo:break-before="auto" style:column-width="259.51pt"/>
    </style:style>
    <style:style style:name="co6" style:family="table-column">
      <style:table-column-properties fo:break-before="auto" style:column-width="246.1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57a6d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57a6d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6" style:family="table-cell" style:parent-style-name="Default">
      <style:table-cell-properties fo:background-color="#f6f7f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44444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a xlink:href="https://docs.google.com/spreadsheets/d/1kbKJCG18O6EJF6u-dDAJDFkuUVkClFk_QxQLz8Mbwl0/edit?usp=sharing" xlink:type="simple">https://docs.google.com/spreadsheets/d/1kbKJCG18O6EJF6u-dDAJDFkuUVkClFk_QxQLz8Mbwl0/edit?usp=sharing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ITUAZIONE</text:p>
          </table:table-cell>
          <table:table-cell table:style-name="ce2" office:value-type="string" calcext:value-type="string">
            <text:p>NOME FILE</text:p>
          </table:table-cell>
          <table:table-cell table:style-name="ce2" office:value-type="string" calcext:value-type="string">
            <text:p>ATTRIBUTION</text:p>
          </table:table-cell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attacco api</text:p>
          </table:table-cell>
          <table:table-cell table:style-name="ce2" office:value-type="string" calcext:value-type="string">
            <text:p>Bee-SoundBible.com-914644763.wav Public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Airhorn-SoundBible.com-975027544.wa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Banana Peel Slip-SoundBible.com-580403617.wav</text:p>
          </table:table-cell>
          <table:table-cell table:style-name="ce2"/>
          <table:table-cell table:style-name="ce5" office:value-type="string" calcext:value-type="string">
            <text:p><text:a xlink:href="https://soundbible.com/1438-Banana-Peel-Slip.html" xlink:type="simple">suinho</text:a>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>
            <text:p>Fly Buzzing-SoundBible.com-1512331015.wav</text:p>
          </table:table-cell>
          <table:table-cell table:style-name="ce2" office:value-type="string" calcext:value-type="string">
            <text:p>Mike Koenig</text:p>
          </table:table-cell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morte ape</text:p>
          </table:table-cell>
          <table:table-cell table:style-name="ce2" office:value-type="string" calcext:value-type="string">
            <text:p>Bee-SoundBible.com-914644763.wav Public</text:p>
          </table:table-cell>
          <table:table-cell table:style-name="ce2" office:value-type="string" calcext:value-type="string">
            <text:p>Public</text:p>
          </table:table-cell>
          <table:table-cell/>
          <table:table-cell table:style-name="ce2"/>
          <table:table-cell table:style-name="ce2" office:value-type="string" calcext:value-type="string">
            <text:p>Radio Interruption-SoundBible.com-1434341263.wa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>
            <text:p>Fly Buzzing-SoundBible.com-1512331015.wav</text:p>
          </table:table-cell>
          <table:table-cell table:style-name="ce2" office:value-type="string" calcext:value-type="string">
            <text:p>Mike Koenig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alto rabbit B</text:p>
          </table:table-cell>
          <table:table-cell table:style-name="ce2" office:value-type="string" calcext:value-type="string">
            <text:p>Mario_Jumping-Mike_Koenig-989896458</text:p>
          </table:table-cell>
          <table:table-cell table:style-name="ce5" office:value-type="string" calcext:value-type="string">
            <text:p><text:a xlink:href="https://soundbible.com/1601-Mario-Jumping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Jump-SoundBible.com-1007297584.wav</text:p>
          </table:table-cell>
          <table:table-cell table:style-name="ce2" office:value-type="string" calcext:value-type="string">
            <text:p>snottybo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to rabbit W</text:p>
          </table:table-cell>
          <table:table-cell table:style-name="ce2" office:value-type="string" calcext:value-type="string">
            <text:p>Bounce-SoundBible.com-12678623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Banana Peel Slip Zip-SoundBible.com-803276918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ttacco rabbit B</text:p>
          </table:table-cell>
          <table:table-cell table:style-name="ce2" office:value-type="string" calcext:value-type="string">
            <text:p>Upper Cut-SoundBible.com-1272257235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Gun Silencer-SoundBible.com-193331132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tacco rabbit W</text:p>
          </table:table-cell>
          <table:table-cell table:style-name="ce2" office:value-type="string" calcext:value-type="string">
            <text:p>Upper Cut-SoundBible.com-1272257235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Bike Horn-SoundBible.com-602544869.wav</text:p>
          </table:table-cell>
          <table:table-cell table:style-name="ce5" office:value-type="string" calcext:value-type="string">
            <text:p><text:a xlink:href="https://soundbible.com/1446-Bike-Horn.html" xlink:type="simple">StickInTheMud</text:a>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op tessere</text:p>
          </table:table-cell>
          <table:table-cell table:style-name="ce2" office:value-type="string" calcext:value-type="string">
            <text:p>Banana Peel Slip Zip-SoundBible.com-803276918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Blop-Mark_DiAngelo-79054334.wav</text:p>
          </table:table-cell>
          <table:table-cell table:style-name="ce5" office:value-type="string" calcext:value-type="string">
            <text:p><text:a xlink:href="https://soundbible.com/2067-Blop.html" xlink:type="simple">Mark DiAngelo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Gum_Bubble_Pop-Sound_Explorer-1206462561.wav</text:p>
          </table:table-cell>
          <table:table-cell table:style-name="ce5" office:value-type="string" calcext:value-type="string">
            <text:p><text:a xlink:href="https://soundbible.com/1982-Gum-Bubble-Pop.html" xlink:type="simple">Sound Explorer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ch tessere eating</text:p>
          </table:table-cell>
          <table:table-cell table:style-name="ce2" office:value-type="string" calcext:value-type="string">
            <text:p>Eating Chips-SoundBible.com-792375474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Stretching Growing-SoundBible.com-2118870171</text:p>
          </table:table-cell>
          <table:table-cell table:style-name="ce5" office:value-type="string" calcext:value-type="string">
            <text:p><text:a xlink:href="https://soundbible.com/1110-Stretching-Growing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neck_snap-Vladimir-719669812.wav</text:p>
          </table:table-cell>
          <table:table-cell table:style-name="ce3" office:value-type="string" calcext:value-type="string">
            <text:p>Publi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me over</text:p>
          </table:table-cell>
          <table:table-cell table:style-name="ce2" office:value-type="string" calcext:value-type="string">
            <text:p>Sad_Trombone-Joe_Lamb-665429450.wav</text:p>
          </table:table-cell>
          <table:table-cell table:style-name="ce5" office:value-type="string" calcext:value-type="string">
            <text:p><text:a xlink:href="https://soundbible.com/1830-Sad-Trombone.html" xlink:type="simple">Joe Lamb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ttoni play inizio e gioco</text:p>
          </table:table-cell>
          <table:table-cell table:style-name="ce3" office:value-type="string" calcext:value-type="string">
            <text:p>Blop-Mark_DiAngelo-79054334.wav</text:p>
          </table:table-cell>
          <table:table-cell table:style-name="ce5" office:value-type="string" calcext:value-type="string">
            <text:p><text:a xlink:href="https://soundbible.com/2067-Blop.html" xlink:type="simple">Mark DiAngelo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ttoni</text:p>
          </table:table-cell>
          <table:table-cell table:style-name="ce2" office:value-type="string" calcext:value-type="string">
            <text:p>Switch-SoundBible.com-350629905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op Clip In-SoundBible.com-583746573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ssera colpisce tessera</text:p>
          </table:table-cell>
          <table:table-cell table:style-name="ce2" office:value-type="string" calcext:value-type="string">
            <text:p>Bounce-SoundBible.com-12678623.wav</text:p>
          </table:table-cell>
          <table:table-cell table:style-name="ce5" office:value-type="string" calcext:value-type="string">
            <text:p><text:a xlink:href="https://soundbible.com/1120-Bounce.html" xlink:type="simple">Mike Koenig</text:a></text:p>
          </table:table-cell>
          <table:table-cell table:style-name="ce5" office:value-type="string" calcext:value-type="string">
            <text:p><text:a xlink:href="https://soundbible.com/2069-Realistic-Punch.html" xlink:type="simple">Mark DiAngelo</text:a></text:p>
          </table:table-cell>
          <table:table-cell table:style-name="ce3" office:value-type="string" calcext:value-type="string">
            <text:p>Realistic_Punch-Mark_DiAngelo-1609462330.wav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Ball_Bounce-Popup_Pixels-172648817.wav</text:p>
          </table:table-cell>
          <table:table-cell table:style-name="ce5" office:value-type="string" calcext:value-type="string">
            <text:p><text:a xlink:href="https://soundbible.com/1626-Ball-Bounce.html" xlink:type="simple">Popup Pixels</text:a>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rendi gettone</text:p>
          </table:table-cell>
          <table:table-cell table:style-name="ce2" office:value-type="string" calcext:value-type="string">
            <text:p>poker-chips-daniel_simon.wav</text:p>
          </table:table-cell>
          <table:table-cell table:style-name="ce5" office:value-type="string" calcext:value-type="string">
            <text:p><text:a xlink:href="https://soundbible.com/2204-Poker-Chips.html" xlink:type="simple">Daniel Simio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oggia gettone</text:p>
          </table:table-cell>
          <table:table-cell table:style-name="ce2" office:value-type="string" calcext:value-type="string">
            <text:p>poker-chips-daniel_simon.wav</text:p>
          </table:table-cell>
          <table:table-cell table:style-name="ce5" office:value-type="string" calcext:value-type="string">
            <text:p><text:a xlink:href="https://soundbible.com/2204-Poker-Chips.html" xlink:type="simple">Daniel Simio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rtura scena?</text:p>
          </table:table-cell>
          <table:table-cell table:style-name="ce2" office:value-type="string" calcext:value-type="string">
            <text:p>Computer_Magic-Microsift-1901299923.wav</text:p>
          </table:table-cell>
          <table:table-cell table:style-name="ce6" office:value-type="string" calcext:value-type="string">
            <text:p>Publi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ouncy_Bounce-Bugs_Bunny-1735935456.wav</text:p>
          </table:table-cell>
          <table:table-cell table:style-name="ce5" office:value-type="string" calcext:value-type="string">
            <text:p><text:a xlink:href="https://soundbible.com/1650-Bouncy-Bounce.html" xlink:type="simple">Bugs Bunny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 musica o per singole note di bottoni</text:p>
          </table:table-cell>
          <table:table-cell table:style-name="ce3" office:value-type="string" calcext:value-type="string">
            <text:p>baby-music-box_daniel-simion.wav</text:p>
          </table:table-cell>
          <table:table-cell table:style-name="ce5" office:value-type="string" calcext:value-type="string">
            <text:p><text:a xlink:href="https://soundbible.com/2196-Baby-Music-Box.html" xlink:type="simple">Daniel Simio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Dev/6.0.5.2$Linux_X86_64 LibreOffice_project/</meta:generator>
  </office:meta>
</office:document-meta>
</file>